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style:language-asian="fr" style:country-asian="FR"/>
    </style:style>
    <style:style style:name="T3" style:parent-style-name="Policepardéfaut" style:family="text">
      <style:text-properties style:font-name="Times New Roman" style:font-name-complex="Times New Roman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P4" style:parent-style-name="Normal" style:family="paragraph">
      <style:text-properties style:font-name="Times New Roman" style:font-name-complex="Times New Roman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style:language-asian="fr" style:country-asian="FR"/>
    </style:style>
    <style:style style:name="P5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 style:language-asian="fr" style:country-asian="FR"/>
    </style:style>
    <style:style style:name="P6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 style:language-asian="fr" style:country-asian="FR"/>
    </style:style>
    <style:style style:name="P7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 style:language-asian="fr" style:country-asian="FR"/>
    </style:style>
    <style:style style:name="P8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 style:language-asian="fr" style:country-asian="FR"/>
    </style:style>
    <style:style style:name="P9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 style:language-asian="fr" style:country-asian="FR"/>
    </style:style>
    <style:style style:name="P10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fr" style:country-asian="FR"/>
    </style:style>
    <style:style style:name="P11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 style:language-asian="fr" style:country-asian="FR"/>
    </style:style>
    <style:style style:name="P12" style:parent-style-name="Normal" style:family="paragraph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fr" style:country-asian="FR"/>
    </style:style>
    <style:style style:name="P13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 style:language-asian="fr" style:country-asian="FR"/>
    </style:style>
    <style:style style:name="P14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 style:language-asian="fr" style:country-asian="FR"/>
    </style:style>
    <style:style style:name="P15" style:parent-style-name="Normal" style:family="paragraph">
      <style:paragraph-properties fo:line-height="150%"/>
      <style:text-properties style:font-name="Times New Roman" style:font-name-complex="Times New Roman" fo:font-size="12pt" style:font-size-asian="12pt" style:font-size-complex="12pt" style:language-asian="fr" style:country-asian="FR"/>
    </style:style>
  </office:automatic-styles>
  <office:body>
    <office:text text:use-soft-page-breaks="true">
      <text:p text:style-name="P1"><text:span text:style-name="T2">Compte rendu de réunion sur la<text:s/></text:span><text:span text:style-name="T3">collecte des données de prix au moyen des données scrappées</text:span></text:p>
      <text:p text:style-name="P4"/>
      <text:p text:style-name="P5">Le jeudi 18 janvier 2024 s’est tenu une rencontre concernant le projet de collecte des données de prix<text:s/>au moyen des données scrappées. Cette séance a rassemblé BAKAYOKO Abdoulaye, MIGONE Franck, DOUMBIA Abdoulaye et KONE Siaka pour aborder les tenants et<text:s/>aboutissants<text:s/>à cet effet.<text:s/>Les points<text:s/>suivants ont été traités :</text:p>
      <text:p text:style-name="P6">- Précision sur les produits des différents sites à scrapper ;</text:p>
      <text:p text:style-name="P7">-<text:s/>Réadaptation du palier de référence pour la correspondance avec la base des données scrappées ;</text:p>
      <text:p text:style-name="P8">-<text:s/>Définition<text:s/>de l’approche<text:s/>méthodologique<text:s/>pour le travail globale.</text:p>
      <text:p text:style-name="P9"/>
      <text:p text:style-name="P10">Point discuté :</text:p>
      <text:p text:style-name="P11">En effet à cette occasion, nous avons<text:s/>eu<text:s/>un échange approfondi sur l’ensemble des produits qui constitut le palier ; il en est ressorti que les produits du palier qui sont vendus au détails, ne peuvent pas être obtenus<text:s/>sur les différents sites, alors ils seront éventuellement exclus dans le travail.<text:s/>Donc, l’approche a été de faire un scrapping global sur les différentes plateformes sans contraintes aucunes, et après<text:s/>adapter<text:s/>le palier<text:s/>selon une évaluation métier, histoire de faire par la suite la correspondance pour obtenir les produits souhaités.</text:p>
      <text:p text:style-name="P12">Action à Mener :</text:p>
      <text:p text:style-name="P13">Etape 1 : Scrapper globalement tous les sites qui ont été identifiés.</text:p>
      <text:p text:style-name="P14">Etape 2 : Ajuster les différents produits du panier.</text:p>
      <text:p text:style-name="P15">Etape 3 : Faire la correspondance entre la nouvelle base panier et base des données scrappées.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fr" style:country-asian="FR" fo:hyphenate="fals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ellule d'Analyses Economiques ( CAE)</meta:initial-creator>
    <dc:creator>Cellule d'Analyses Economiques ( CAE)</dc:creator>
    <meta:creation-date>2024-01-19T08:54:00Z</meta:creation-date>
    <dc:date>2024-01-19T09:50:00Z</dc:date>
    <meta:template xlink:href="Normal.dotm" xlink:type="simple"/>
    <meta:editing-cycles>22</meta:editing-cycles>
    <meta:editing-duration>PT0S</meta:editing-duration>
    <meta:document-statistic meta:page-count="1" meta:paragraph-count="2" meta:word-count="222" meta:character-count="1443" meta:row-count="10" meta:non-whitespace-character-count="1223"/>
  </office:meta>
</office:document-meta>
</file>